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ee96d" officeooo:paragraph-rsid="000ee96d"/>
    </style:style>
    <style:style style:name="P2" style:family="paragraph" style:parent-style-name="Standard">
      <style:text-properties officeooo:rsid="000ff0bb" officeooo:paragraph-rsid="000ff0bb"/>
    </style:style>
    <style:style style:name="P3" style:family="paragraph" style:parent-style-name="Standard" style:list-style-name="L1">
      <style:text-properties officeooo:rsid="000ee96d" officeooo:paragraph-rsid="000ee96d"/>
    </style:style>
    <style:style style:name="P4" style:family="paragraph" style:parent-style-name="Standard" style:list-style-name="L1">
      <style:text-properties officeooo:rsid="0011fae2" officeooo:paragraph-rsid="0011fae2"/>
    </style:style>
    <style:style style:name="P5" style:family="paragraph" style:parent-style-name="Standard" style:list-style-name="L1">
      <style:text-properties officeooo:rsid="00126136" officeooo:paragraph-rsid="00126136"/>
    </style:style>
    <style:style style:name="P6" style:family="paragraph" style:parent-style-name="Standard" style:list-style-name="L1">
      <style:text-properties officeooo:rsid="00130747" officeooo:paragraph-rsid="00130747"/>
    </style:style>
    <style:style style:name="P7" style:family="paragraph" style:parent-style-name="Standard" style:list-style-name="L1">
      <style:text-properties officeooo:rsid="0013a09d" officeooo:paragraph-rsid="0013a09d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11fae2"/>
    </style:style>
    <style:style style:name="T6" style:family="text">
      <style:text-properties officeooo:rsid="00126136"/>
    </style:style>
    <style:style style:name="T7" style:family="text">
      <style:text-properties officeooo:rsid="0013074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nuary 19<text:span text:style-name="T1">th,</text:span><text:span text:style-name="T2"> 2023</text:span></text:p>
      <text:p text:style-name="P1">Kitkat Dambeck</text:p>
      <text:p text:style-name="P1">Expository Writing</text:p>
      <text:p text:style-name="P2">Close Reading</text:p>
      <text:p text:style-name="P1"/>
      <text:list xml:id="list1148902505" text:style-name="L1">
        <text:list-item>
          <text:p text:style-name="P3">What is close reading?</text:p>
          <text:list>
            <text:list-item>
              <text:p text:style-name="P3">Textual explication. </text:p>
              <text:list>
                <text:list-item>
                  <text:p text:style-name="P3">A commentary revealing the meaning of the work. </text:p>
                </text:list-item>
              </text:list>
            </text:list-item>
            <text:list-item>
              <text:p text:style-name="P3">“Having a conversation with the text.”</text:p>
            </text:list-item>
            <text:list-item>
              <text:p text:style-name="P3">Verbs:</text:p>
              <text:list>
                <text:list-item>
                  <text:p text:style-name="P3">Suggest, argues, says.</text:p>
                </text:list-item>
              </text:list>
            </text:list-item>
            <text:list-item>
              <text:p text:style-name="P3">Thinking process, not a product. </text:p>
              <text:list>
                <text:list-item>
                  <text:p text:style-name="P3">Process of discovery and learning. </text:p>
                </text:list-item>
                <text:list-item>
                  <text:p text:style-name="P3">Keep an open mind, acknowledge that you don’t know what you might learn. </text:p>
                  <text:list>
                    <text:list-item>
                      <text:p text:style-name="P3">Try to read <text:span text:style-name="T3">to</text:span><text:span text:style-name="T4"> learn. </text:span></text:p>
                    </text:list-item>
                  </text:list>
                </text:list-item>
              </text:list>
            </text:list-item>
            <text:list-item>
              <text:p text:style-name="P3">Take extensive notes while doing this. </text:p>
            </text:list-item>
            <text:list-item>
              <text:p text:style-name="P4">The process is of discovery and learning.</text:p>
            </text:list-item>
          </text:list>
        </text:list-item>
        <text:list-item>
          <text:p text:style-name="P3">Where should you start?</text:p>
          <text:list>
            <text:list-item>
              <text:p text:style-name="P3">What passages contain or will reveal something worth while?</text:p>
            </text:list-item>
            <text:list-item>
              <text:p text:style-name="P3">Who is the author? </text:p>
              <text:list>
                <text:list-item>
                  <text:p text:style-name="P3">Look them up. </text:p>
                </text:list-item>
                <text:list-item>
                  <text:p text:style-name="P3">Are they an expert?</text:p>
                  <text:list>
                    <text:list-item>
                      <text:p text:style-name="P3"><text:span text:style-name="T7">P</text:span><text:span text:style-name="T5">athos.</text:span></text:p>
                    </text:list-item>
                  </text:list>
                </text:list-item>
                <text:list-item>
                  <text:p text:style-name="P3">What is their background?</text:p>
                </text:list-item>
                <text:list-item>
                  <text:p text:style-name="P3">How do they write?</text:p>
                </text:list-item>
              </text:list>
            </text:list-item>
          </text:list>
        </text:list-item>
        <text:list-item>
          <text:p text:style-name="P4">Literal content. </text:p>
          <text:list>
            <text:list-item>
              <text:p text:style-name="P4">Literal, meaning without interpretation or embellishment. </text:p>
            </text:list-item>
          </text:list>
        </text:list-item>
        <text:list-item>
          <text:p text:style-name="P4">Figurative.</text:p>
          <text:list>
            <text:list-item>
              <text:p text:style-name="P4">Invoking mental images and impressions.</text:p>
            </text:list-item>
            <text:list-item>
              <text:p text:style-name="P4">Imagery, metaphor, similar, analogy, etc. </text:p>
            </text:list-item>
          </text:list>
        </text:list-item>
        <text:list-item>
          <text:p text:style-name="P4">Diction.</text:p>
          <text:list>
            <text:list-item>
              <text:p text:style-name="P4">Meaning word.</text:p>
            </text:list-item>
            <text:list-item>
              <text:p text:style-name="P4">What words are used? Why? What effect?</text:p>
            </text:list-item>
          </text:list>
        </text:list-item>
        <text:list-item>
          <text:p text:style-name="P4">Structure.</text:p>
          <text:list>
            <text:list-item>
              <text:p text:style-name="P4">Divide the passage into obvious sections, stages of arguments, discussions, etc. </text:p>
            </text:list-item>
            <text:list-item>
              <text:p text:style-name="P4">Repeated ideas. </text:p>
            </text:list-item>
          </text:list>
        </text:list-item>
        <text:list-item>
          <text:p text:style-name="P4">Tone and style.</text:p>
          <text:list>
            <text:list-item>
              <text:p text:style-name="P4">What is the manor and quality of the writing. </text:p>
            </text:list-item>
            <text:list-item>
              <text:p text:style-name="P4">Humors, serious, angry, formal, informal, <text:span text:style-name="T6">dialect, slang, diction, structure. </text:span></text:p>
            </text:list-item>
            <text:list-item>
              <text:p text:style-name="P4">Personal 1st/2nd pronouns. </text:p>
            </text:list-item>
          </text:list>
        </text:list-item>
        <text:list-item>
          <text:p text:style-name="P5">Theme.</text:p>
          <text:list>
            <text:list-item>
              <text:p text:style-name="P6">Not to be confused with thesis. </text:p>
            </text:list-item>
            <text:list-item>
              <text:p text:style-name="P6">Ex: love, illusion vs reality, tyrany of circumstance. </text:p>
            </text:list-item>
          </text:list>
        </text:list-item>
        <text:list-item>
          <text:p text:style-name="P6">Context.</text:p>
          <text:list>
            <text:list-item>
              <text:p text:style-name="P6">Where is the passage in the whole work?</text:p>
            </text:list-item>
            <text:list-item>
              <text:p text:style-name="P6">Don’t miss the forest for the trees. </text:p>
            </text:list-item>
          </text:list>
        </text:list-item>
        <text:list-item>
          <text:p text:style-name="P7">Logos.</text:p>
          <text:list>
            <text:list-item>
              <text:p text:style-name="P7">Logos.</text:p>
              <text:list>
                <text:list-item>
                  <text:p text:style-name="P7">Is it logical?</text:p>
                </text:list-item>
                <text:list-item>
                  <text:p text:style-name="P7"><text:soft-page-break/>10 + 3 = 1.</text:p>
                  <text:list>
                    <text:list-item>
                      <text:p text:style-name="P7">On a clock.</text:p>
                    </text:list-item>
                    <text:list-item>
                      <text:p text:style-name="P7">Months of year.</text:p>
                    </text:list-item>
                    <text:list-item>
                      <text:p text:style-name="P7">A bakers dozen.</text:p>
                    </text:list-item>
                    <text:list-item>
                      <text:p text:style-name="P7">Funny group theory. 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New Sung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New Sung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9T17:47:03.641376748</meta:creation-date>
    <dc:date>2023-01-23T11:51:51.843506760</dc:date>
    <meta:editing-duration>PT45M24S</meta:editing-duration>
    <meta:editing-cycles>11</meta:editing-cycles>
    <meta:generator>LibreOffice/7.3.7.2$Linux_X86_64 LibreOffice_project/30$Build-2</meta:generator>
    <meta:document-statistic meta:table-count="0" meta:image-count="0" meta:object-count="0" meta:page-count="2" meta:paragraph-count="53" meta:word-count="276" meta:character-count="1520" meta:non-whitespace-character-count="1325"/>
  </office:meta>
</office:document-meta>
</file>